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Usecase_27_y" style:display-name="Usecase'y" style:family="table">
      <style:table-properties style:width="25.7cm" table:align="margins"/>
    </style:style>
    <style:style style:name="Usecase_27_y.A" style:display-name="Usecase'y.A" style:family="table-column">
      <style:table-column-properties style:column-width="2.318cm" style:rel-column-width="1314*"/>
    </style:style>
    <style:style style:name="Usecase_27_y.B" style:display-name="Usecase'y.B" style:family="table-column">
      <style:table-column-properties style:column-width="6.115cm" style:rel-column-width="3467*"/>
    </style:style>
    <style:style style:name="Usecase_27_y.C" style:display-name="Usecase'y.C" style:family="table-column">
      <style:table-column-properties style:column-width="14.347cm" style:rel-column-width="8134*"/>
    </style:style>
    <style:style style:name="Usecase_27_y.D" style:display-name="Usecase'y.D" style:family="table-column">
      <style:table-column-properties style:column-width="2.919cm" style:rel-column-width="1655*"/>
    </style:style>
    <style:style style:name="Usecase_27_y.A1" style:display-name="Usecase'y.A1" style:family="table-cell">
      <style:table-cell-properties fo:padding="0.097cm" fo:border-left="0.05pt solid #000000" fo:border-right="none" fo:border-top="0.05pt solid #000000" fo:border-bottom="0.05pt solid #000000"/>
    </style:style>
    <style:style style:name="Usecase_27_y.B1" style:display-name="Usecase'y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Usecase_27_y.D1" style:display-name="Usecase'y.D1" style:family="table-cell">
      <style:table-cell-properties style:vertical-align="middle" fo:padding="0.097cm" fo:border="0.05pt solid #000000"/>
    </style:style>
    <style:style style:name="Usecase_27_y.A2" style:display-name="Usecase'y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Usecase_27_y.D2" style:display-name="Usecase'y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616e1" officeooo:paragraph-rsid="001616e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7bc3a" officeooo:paragraph-rsid="0017bc3a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bdfb0" officeooo:paragraph-rsid="002bdfb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c2f1a" officeooo:paragraph-rsid="002c2f1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9d31f" officeooo:paragraph-rsid="0039d31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64e094" officeooo:paragraph-rsid="0064e09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76763f" officeooo:paragraph-rsid="0076763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7d8214" officeooo:paragraph-rsid="007d821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8689d3" officeooo:paragraph-rsid="008689d3" style:font-weight-asian="bold" style:font-weight-complex="bold"/>
    </style:style>
    <style:style style:name="P10" style:family="paragraph" style:parent-style-name="Table_20_Contents">
      <style:paragraph-properties fo:line-height="150%" fo:text-align="justify" style:justify-single-word="false"/>
      <style:text-properties officeooo:rsid="00197a0e" officeooo:paragraph-rsid="00197a0e"/>
    </style:style>
    <style:style style:name="P11" style:family="paragraph" style:parent-style-name="Table_20_Contents">
      <style:paragraph-properties fo:line-height="150%" fo:text-align="justify" style:justify-single-word="false"/>
      <style:text-properties officeooo:rsid="001d9686" officeooo:paragraph-rsid="001d9686"/>
    </style:style>
    <style:style style:name="P12" style:family="paragraph" style:parent-style-name="Table_20_Contents">
      <style:paragraph-properties fo:line-height="150%" fo:text-align="justify" style:justify-single-word="false"/>
      <style:text-properties officeooo:rsid="001d9686" officeooo:paragraph-rsid="00780f46"/>
    </style:style>
    <style:style style:name="P13" style:family="paragraph" style:parent-style-name="Table_20_Contents">
      <style:paragraph-properties fo:line-height="150%" fo:text-align="justify" style:justify-single-word="false"/>
      <style:text-properties officeooo:rsid="001f659a" officeooo:paragraph-rsid="001f659a"/>
    </style:style>
    <style:style style:name="P14" style:family="paragraph" style:parent-style-name="Table_20_Contents">
      <style:paragraph-properties fo:line-height="150%" fo:text-align="justify" style:justify-single-word="false"/>
      <style:text-properties officeooo:rsid="001f659a" officeooo:paragraph-rsid="0076763f"/>
    </style:style>
    <style:style style:name="P15" style:family="paragraph" style:parent-style-name="Table_20_Contents">
      <style:paragraph-properties fo:line-height="150%" fo:text-align="justify" style:justify-single-word="false"/>
      <style:text-properties officeooo:rsid="00246419" officeooo:paragraph-rsid="00246419"/>
    </style:style>
    <style:style style:name="P16" style:family="paragraph" style:parent-style-name="Table_20_Contents">
      <style:paragraph-properties fo:line-height="150%" fo:text-align="justify" style:justify-single-word="false"/>
      <style:text-properties officeooo:rsid="0025d555" officeooo:paragraph-rsid="0025d555"/>
    </style:style>
    <style:style style:name="P17" style:family="paragraph" style:parent-style-name="Table_20_Contents">
      <style:paragraph-properties fo:line-height="150%" fo:text-align="justify" style:justify-single-word="false"/>
      <style:text-properties officeooo:rsid="0026c9b2" officeooo:paragraph-rsid="0026c9b2"/>
    </style:style>
    <style:style style:name="P18" style:family="paragraph" style:parent-style-name="Table_20_Contents">
      <style:paragraph-properties fo:line-height="150%" fo:text-align="justify" style:justify-single-word="false"/>
      <style:text-properties officeooo:rsid="00286237" officeooo:paragraph-rsid="00286237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286237" officeooo:paragraph-rsid="00286237"/>
    </style:style>
    <style:style style:name="P20" style:family="paragraph" style:parent-style-name="Table_20_Contents">
      <style:paragraph-properties fo:line-height="150%" fo:text-align="center" style:justify-single-word="false"/>
      <style:text-properties officeooo:rsid="002c6804" officeooo:paragraph-rsid="002c6804"/>
    </style:style>
    <style:style style:name="P21" style:family="paragraph" style:parent-style-name="Table_20_Contents">
      <style:paragraph-properties fo:line-height="150%" fo:text-align="justify" style:justify-single-word="false"/>
      <style:text-properties officeooo:rsid="002f9b26" officeooo:paragraph-rsid="002f9b26"/>
    </style:style>
    <style:style style:name="P22" style:family="paragraph" style:parent-style-name="Table_20_Contents">
      <style:paragraph-properties fo:line-height="150%" fo:text-align="center" style:justify-single-word="false"/>
      <style:text-properties officeooo:rsid="0033beaa" officeooo:paragraph-rsid="0033beaa"/>
    </style:style>
    <style:style style:name="P23" style:family="paragraph" style:parent-style-name="Table_20_Contents">
      <style:paragraph-properties fo:line-height="150%" fo:text-align="justify" style:justify-single-word="false"/>
      <style:text-properties officeooo:rsid="003436e5" officeooo:paragraph-rsid="003436e5"/>
    </style:style>
    <style:style style:name="P24" style:family="paragraph" style:parent-style-name="Table_20_Contents">
      <style:paragraph-properties fo:line-height="150%" fo:text-align="justify" style:justify-single-word="false"/>
      <style:text-properties officeooo:rsid="003b7fb6" officeooo:paragraph-rsid="003b7fb6"/>
    </style:style>
    <style:style style:name="P25" style:family="paragraph" style:parent-style-name="Table_20_Contents">
      <style:paragraph-properties fo:line-height="150%" fo:text-align="justify" style:justify-single-word="false"/>
      <style:text-properties officeooo:rsid="003b8b5b" officeooo:paragraph-rsid="003b8b5b"/>
    </style:style>
    <style:style style:name="P26" style:family="paragraph" style:parent-style-name="Table_20_Contents">
      <style:paragraph-properties fo:line-height="150%" fo:text-align="center" style:justify-single-word="false"/>
      <style:text-properties officeooo:rsid="003bedb5" officeooo:paragraph-rsid="003bedb5"/>
    </style:style>
    <style:style style:name="P27" style:family="paragraph" style:parent-style-name="Table_20_Contents">
      <style:paragraph-properties fo:line-height="150%" fo:text-align="justify" style:justify-single-word="false"/>
      <style:text-properties officeooo:rsid="003e253c" officeooo:paragraph-rsid="003e253c"/>
    </style:style>
    <style:style style:name="P28" style:family="paragraph" style:parent-style-name="Table_20_Contents">
      <style:paragraph-properties fo:line-height="150%" fo:text-align="justify" style:justify-single-word="false"/>
      <style:text-properties officeooo:rsid="003fb507" officeooo:paragraph-rsid="003fb507"/>
    </style:style>
    <style:style style:name="P29" style:family="paragraph" style:parent-style-name="Table_20_Contents">
      <style:paragraph-properties fo:line-height="150%" fo:text-align="justify" style:justify-single-word="false"/>
      <style:text-properties officeooo:rsid="003fb507" officeooo:paragraph-rsid="007fe962"/>
    </style:style>
    <style:style style:name="P30" style:family="paragraph" style:parent-style-name="Table_20_Contents">
      <style:paragraph-properties fo:line-height="150%" fo:text-align="center" style:justify-single-word="false"/>
      <style:text-properties officeooo:rsid="00410d47" officeooo:paragraph-rsid="00410d47"/>
    </style:style>
    <style:style style:name="P31" style:family="paragraph" style:parent-style-name="Table_20_Contents">
      <style:paragraph-properties fo:line-height="150%" fo:text-align="center" style:justify-single-word="false"/>
      <style:text-properties officeooo:rsid="0041c861" officeooo:paragraph-rsid="0041c861"/>
    </style:style>
    <style:style style:name="P32" style:family="paragraph" style:parent-style-name="Table_20_Contents">
      <style:paragraph-properties fo:line-height="150%" fo:text-align="center" style:justify-single-word="false"/>
      <style:text-properties officeooo:rsid="00436774" officeooo:paragraph-rsid="00436774"/>
    </style:style>
    <style:style style:name="P33" style:family="paragraph" style:parent-style-name="Table_20_Contents">
      <style:paragraph-properties fo:line-height="150%" fo:text-align="center" style:justify-single-word="false"/>
      <style:text-properties officeooo:rsid="00442d33" officeooo:paragraph-rsid="00442d33"/>
    </style:style>
    <style:style style:name="P34" style:family="paragraph" style:parent-style-name="Table_20_Contents">
      <style:paragraph-properties fo:line-height="150%" fo:text-align="justify" style:justify-single-word="false"/>
      <style:text-properties officeooo:rsid="0045b5a1" officeooo:paragraph-rsid="0045b5a1"/>
    </style:style>
    <style:style style:name="P35" style:family="paragraph" style:parent-style-name="Table_20_Contents">
      <style:paragraph-properties fo:line-height="150%" fo:text-align="justify" style:justify-single-word="false"/>
      <style:text-properties officeooo:rsid="004a2119" officeooo:paragraph-rsid="004a2119"/>
    </style:style>
    <style:style style:name="P36" style:family="paragraph" style:parent-style-name="Table_20_Contents">
      <style:paragraph-properties fo:line-height="150%" fo:text-align="center" style:justify-single-word="false"/>
      <style:text-properties officeooo:rsid="004a2119" officeooo:paragraph-rsid="004a2119"/>
    </style:style>
    <style:style style:name="P37" style:family="paragraph" style:parent-style-name="Table_20_Contents">
      <style:paragraph-properties fo:line-height="150%" fo:text-align="justify" style:justify-single-word="false"/>
      <style:text-properties officeooo:rsid="004b3c34" officeooo:paragraph-rsid="004b3c34"/>
    </style:style>
    <style:style style:name="P38" style:family="paragraph" style:parent-style-name="Table_20_Contents">
      <style:paragraph-properties fo:line-height="150%" fo:text-align="justify" style:justify-single-word="false"/>
      <style:text-properties officeooo:rsid="004e4036" officeooo:paragraph-rsid="004e4036"/>
    </style:style>
    <style:style style:name="P39" style:family="paragraph" style:parent-style-name="Table_20_Contents">
      <style:paragraph-properties fo:line-height="150%" fo:text-align="center" style:justify-single-word="false"/>
      <style:text-properties officeooo:rsid="00501331" officeooo:paragraph-rsid="00501331"/>
    </style:style>
    <style:style style:name="P40" style:family="paragraph" style:parent-style-name="Table_20_Contents">
      <style:paragraph-properties fo:line-height="150%" fo:text-align="justify" style:justify-single-word="false"/>
      <style:text-properties officeooo:rsid="00501331" officeooo:paragraph-rsid="0058ffc5"/>
    </style:style>
    <style:style style:name="P41" style:family="paragraph" style:parent-style-name="Table_20_Contents">
      <style:paragraph-properties fo:line-height="150%" fo:text-align="justify" style:justify-single-word="false"/>
      <style:text-properties officeooo:rsid="00516514" officeooo:paragraph-rsid="00516514"/>
    </style:style>
    <style:style style:name="P42" style:family="paragraph" style:parent-style-name="Table_20_Contents">
      <style:paragraph-properties fo:line-height="150%" fo:text-align="justify" style:justify-single-word="false"/>
      <style:text-properties officeooo:rsid="00516514" officeooo:paragraph-rsid="0059cccb"/>
    </style:style>
    <style:style style:name="P43" style:family="paragraph" style:parent-style-name="Table_20_Contents">
      <style:paragraph-properties fo:line-height="150%" fo:text-align="center" style:justify-single-word="false"/>
      <style:text-properties officeooo:rsid="0056f851" officeooo:paragraph-rsid="0056f851"/>
    </style:style>
    <style:style style:name="P44" style:family="paragraph" style:parent-style-name="Table_20_Contents">
      <style:paragraph-properties fo:line-height="150%" fo:text-align="justify" style:justify-single-word="false"/>
      <style:text-properties officeooo:rsid="0058ffc5" officeooo:paragraph-rsid="0058ffc5"/>
    </style:style>
    <style:style style:name="P45" style:family="paragraph" style:parent-style-name="Table_20_Contents">
      <style:paragraph-properties fo:line-height="150%" fo:text-align="center" style:justify-single-word="false"/>
      <style:text-properties officeooo:rsid="005bc6c5" officeooo:paragraph-rsid="005bc6c5"/>
    </style:style>
    <style:style style:name="P46" style:family="paragraph" style:parent-style-name="Table_20_Contents">
      <style:paragraph-properties fo:line-height="150%" fo:text-align="justify" style:justify-single-word="false"/>
      <style:text-properties officeooo:rsid="005bf8bd" officeooo:paragraph-rsid="005bf8bd"/>
    </style:style>
    <style:style style:name="P47" style:family="paragraph" style:parent-style-name="Table_20_Contents">
      <style:paragraph-properties fo:line-height="150%" fo:text-align="justify" style:justify-single-word="false"/>
      <style:text-properties officeooo:rsid="0066199d" officeooo:paragraph-rsid="0066199d"/>
    </style:style>
    <style:style style:name="P48" style:family="paragraph" style:parent-style-name="Table_20_Contents">
      <style:paragraph-properties fo:line-height="150%" fo:text-align="justify" style:justify-single-word="false"/>
      <style:text-properties officeooo:rsid="006ac858" officeooo:paragraph-rsid="006ac858"/>
    </style:style>
    <style:style style:name="P49" style:family="paragraph" style:parent-style-name="Table_20_Contents">
      <style:paragraph-properties fo:line-height="150%" fo:text-align="center" style:justify-single-word="false"/>
      <style:text-properties officeooo:rsid="0070fae5" officeooo:paragraph-rsid="0070fae5"/>
    </style:style>
    <style:style style:name="P50" style:family="paragraph" style:parent-style-name="Table_20_Contents">
      <style:paragraph-properties fo:line-height="150%" fo:text-align="justify" style:justify-single-word="false"/>
      <style:text-properties officeooo:rsid="00728c9c" officeooo:paragraph-rsid="00197a0e"/>
    </style:style>
    <style:style style:name="P51" style:family="paragraph" style:parent-style-name="Table_20_Contents">
      <style:paragraph-properties fo:line-height="150%" fo:text-align="justify" style:justify-single-word="false"/>
      <style:text-properties officeooo:rsid="00728c9c" officeooo:paragraph-rsid="0073eb2a"/>
    </style:style>
    <style:style style:name="P52" style:family="paragraph" style:parent-style-name="Table_20_Contents">
      <style:paragraph-properties fo:line-height="150%" fo:text-align="center" style:justify-single-word="false"/>
      <style:text-properties officeooo:rsid="007d8214" officeooo:paragraph-rsid="007d8214"/>
    </style:style>
    <style:style style:name="P53" style:family="paragraph" style:parent-style-name="Table_20_Contents">
      <style:paragraph-properties fo:line-height="150%" fo:text-align="justify" style:justify-single-word="false"/>
      <style:text-properties officeooo:rsid="00835d97" officeooo:paragraph-rsid="00835d97"/>
    </style:style>
    <style:style style:name="P54" style:family="paragraph" style:parent-style-name="Table_20_Contents">
      <style:paragraph-properties fo:line-height="150%" fo:text-align="justify" style:justify-single-word="false"/>
      <style:text-properties officeooo:rsid="0083a211" officeooo:paragraph-rsid="0083a211"/>
    </style:style>
    <style:style style:name="P55" style:family="paragraph" style:parent-style-name="Table_20_Contents">
      <style:paragraph-properties fo:line-height="150%" fo:text-align="center" style:justify-single-word="false"/>
      <style:text-properties officeooo:rsid="0086324f" officeooo:paragraph-rsid="0086324f"/>
    </style:style>
    <style:style style:name="P56" style:family="paragraph" style:parent-style-name="Table_20_Contents">
      <style:paragraph-properties fo:line-height="150%" fo:text-align="justify" style:justify-single-word="false"/>
      <style:text-properties officeooo:rsid="008693eb" officeooo:paragraph-rsid="008693eb"/>
    </style:style>
    <style:style style:name="P57" style:family="paragraph" style:parent-style-name="Table_20_Contents">
      <style:paragraph-properties fo:line-height="150%" fo:text-align="justify" style:justify-single-word="false"/>
      <style:text-properties officeooo:rsid="008882b6" officeooo:paragraph-rsid="008882b6"/>
    </style:style>
    <style:style style:name="P58" style:family="paragraph" style:parent-style-name="Table_20_Contents">
      <style:paragraph-properties fo:line-height="150%" fo:text-align="justify" style:justify-single-word="false"/>
      <style:text-properties officeooo:rsid="00889859" officeooo:paragraph-rsid="008a472b"/>
    </style:style>
    <style:style style:name="P59" style:family="paragraph" style:parent-style-name="Table_20_Contents">
      <style:paragraph-properties fo:line-height="150%" fo:text-align="center" style:justify-single-word="false"/>
      <style:text-properties officeooo:rsid="008b07f7" officeooo:paragraph-rsid="008b07f7"/>
    </style:style>
    <style:style style:name="T1" style:family="text">
      <style:text-properties officeooo:rsid="001f659a"/>
    </style:style>
    <style:style style:name="T2" style:family="text">
      <style:text-properties officeooo:rsid="001f8380"/>
    </style:style>
    <style:style style:name="T3" style:family="text">
      <style:text-properties officeooo:rsid="00246419"/>
    </style:style>
    <style:style style:name="T4" style:family="text">
      <style:text-properties officeooo:rsid="0024e29c"/>
    </style:style>
    <style:style style:name="T5" style:family="text">
      <style:text-properties officeooo:rsid="0025486a"/>
    </style:style>
    <style:style style:name="T6" style:family="text">
      <style:text-properties officeooo:rsid="00260142"/>
    </style:style>
    <style:style style:name="T7" style:family="text">
      <style:text-properties officeooo:rsid="00299eef"/>
    </style:style>
    <style:style style:name="T8" style:family="text">
      <style:text-properties officeooo:rsid="002a125b"/>
    </style:style>
    <style:style style:name="T9" style:family="text">
      <style:text-properties officeooo:rsid="00367ea7"/>
    </style:style>
    <style:style style:name="T10" style:family="text">
      <style:text-properties officeooo:rsid="00479331"/>
    </style:style>
    <style:style style:name="T11" style:family="text">
      <style:text-properties officeooo:rsid="00516514"/>
    </style:style>
    <style:style style:name="T12" style:family="text">
      <style:text-properties officeooo:rsid="0054edda"/>
    </style:style>
    <style:style style:name="T13" style:family="text">
      <style:text-properties officeooo:rsid="005657b9"/>
    </style:style>
    <style:style style:name="T14" style:family="text">
      <style:text-properties officeooo:rsid="0058ffc5"/>
    </style:style>
    <style:style style:name="T15" style:family="text">
      <style:text-properties officeooo:rsid="0059cccb"/>
    </style:style>
    <style:style style:name="T16" style:family="text">
      <style:text-properties officeooo:rsid="005c257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f8380" style:font-style-asian="italic" style:font-style-complex="italic"/>
    </style:style>
    <style:style style:name="T19" style:family="text">
      <style:text-properties fo:font-style="italic" officeooo:rsid="00299eef" style:font-style-asian="italic" style:font-style-complex="italic"/>
    </style:style>
    <style:style style:name="T20" style:family="text">
      <style:text-properties fo:font-style="italic" officeooo:rsid="0022d296" style:font-style-asian="italic" style:font-style-complex="italic"/>
    </style:style>
    <style:style style:name="T21" style:family="text">
      <style:text-properties fo:font-style="italic" officeooo:rsid="0025486a" style:font-style-asian="italic" style:font-style-complex="italic"/>
    </style:style>
    <style:style style:name="T22" style:family="text">
      <style:text-properties fo:font-style="italic" officeooo:rsid="0024e29c" style:font-style-asian="italic" style:font-style-complex="italic"/>
    </style:style>
    <style:style style:name="T23" style:family="text">
      <style:text-properties fo:font-style="italic" officeooo:rsid="00367ea7" style:font-style-asian="italic" style:font-style-complex="italic"/>
    </style:style>
    <style:style style:name="T24" style:family="text">
      <style:text-properties fo:font-style="italic" officeooo:rsid="00246419" style:font-style-asian="italic" style:font-style-complex="italic"/>
    </style:style>
    <style:style style:name="T25" style:family="text">
      <style:text-properties fo:font-style="italic" officeooo:rsid="002a125b" style:font-style-asian="italic" style:font-style-complex="italic"/>
    </style:style>
    <style:style style:name="T26" style:family="text">
      <style:text-properties fo:font-style="italic" officeooo:rsid="00479331" style:font-style-asian="italic" style:font-style-complex="italic"/>
    </style:style>
    <style:style style:name="T27" style:family="text">
      <style:text-properties fo:font-style="italic" officeooo:rsid="003dc3b5" style:font-style-asian="italic" style:font-style-complex="italic"/>
    </style:style>
    <style:style style:name="T28" style:family="text">
      <style:text-properties fo:font-style="italic" officeooo:rsid="0073eb2a" style:font-style-asian="italic" style:font-style-complex="italic"/>
    </style:style>
    <style:style style:name="T29" style:family="text">
      <style:text-properties fo:font-style="italic" officeooo:rsid="007524a9" style:font-style-asian="italic" style:font-style-complex="italic"/>
    </style:style>
    <style:style style:name="T30" style:family="text">
      <style:text-properties fo:font-style="italic" officeooo:rsid="0075e6e7" style:font-style-asian="italic" style:font-style-complex="italic"/>
    </style:style>
    <style:style style:name="T31" style:family="text">
      <style:text-properties fo:font-style="italic" officeooo:rsid="00780f46" style:font-style-asian="italic" style:font-style-complex="italic"/>
    </style:style>
    <style:style style:name="T32" style:family="text">
      <style:text-properties fo:font-style="italic" officeooo:rsid="00793bbd" style:font-style-asian="italic" style:font-style-complex="italic"/>
    </style:style>
    <style:style style:name="T33" style:family="text">
      <style:text-properties fo:font-style="italic" officeooo:rsid="007aa9d6" style:font-style-asian="italic" style:font-style-complex="italic"/>
    </style:style>
    <style:style style:name="T34" style:family="text">
      <style:text-properties fo:font-style="italic" officeooo:rsid="007c1994" style:font-style-asian="italic" style:font-style-complex="italic"/>
    </style:style>
    <style:style style:name="T35" style:family="text">
      <style:text-properties officeooo:rsid="0068beda"/>
    </style:style>
    <style:style style:name="T36" style:family="text">
      <style:text-properties officeooo:rsid="006b5ca1"/>
    </style:style>
    <style:style style:name="T37" style:family="text">
      <style:text-properties officeooo:rsid="006d584b"/>
    </style:style>
    <style:style style:name="T38" style:family="text">
      <style:text-properties officeooo:rsid="006fcb5b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7524a9" style:font-style-asian="normal" style:font-style-complex="normal"/>
    </style:style>
    <style:style style:name="T41" style:family="text">
      <style:text-properties fo:font-style="normal" officeooo:rsid="0075e6e7" style:font-style-asian="normal" style:font-style-complex="normal"/>
    </style:style>
    <style:style style:name="T42" style:family="text">
      <style:text-properties fo:font-style="normal" officeooo:rsid="007c1994" style:font-style-asian="normal" style:font-style-complex="normal"/>
    </style:style>
    <style:style style:name="T43" style:family="text">
      <style:text-properties fo:font-style="normal" officeooo:rsid="007fe962" style:font-style-asian="normal" style:font-style-complex="normal"/>
    </style:style>
    <style:style style:name="T44" style:family="text">
      <style:text-properties fo:font-style="normal" officeooo:rsid="0084d852" style:font-style-asian="normal" style:font-style-complex="normal"/>
    </style:style>
    <style:style style:name="T45" style:family="text">
      <style:text-properties officeooo:rsid="007aa9d6"/>
    </style:style>
    <style:style style:name="T46" style:family="text">
      <style:text-properties officeooo:rsid="0088e0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'y" table:style-name="Usecase_27_y">
        <table:table-column table:style-name="Usecase_27_y.A"/>
        <table:table-column table:style-name="Usecase_27_y.B"/>
        <table:table-column table:style-name="Usecase_27_y.C"/>
        <table:table-column table:style-name="Usecase_27_y.D"/>
        <table:table-row>
          <table:table-cell table:style-name="Usecase_27_y.A1" office:value-type="string">
            <text:p text:style-name="P4">numer</text:p>
          </table:table-cell>
          <table:table-cell table:style-name="Usecase_27_y.B1" office:value-type="string">
            <text:p text:style-name="P1">zdarzenie</text:p>
          </table:table-cell>
          <table:table-cell table:style-name="Usecase_27_y.B1" office:value-type="string">
            <text:p text:style-name="P1">opis reakcji</text:p>
          </table:table-cell>
          <table:table-cell table:style-name="Usecase_27_y.D1" office:value-type="string">
            <text:p text:style-name="P3">zobacz też</text:p>
          </table:table-cell>
        </table:table-row>
        <table:table-row>
          <table:table-cell table:style-name="Usecase_27_y.A2" office:value-type="string">
            <text:p text:style-name="P2">1</text:p>
          </table:table-cell>
          <table:table-cell table:style-name="Usecase_27_y.A2" office:value-type="string">
            <text:p text:style-name="P10">Uruchomienie aplikacji</text:p>
          </table:table-cell>
          <table:table-cell table:style-name="Usecase_27_y.A2" office:value-type="string">
            <text:p text:style-name="P10">Pojawia się główny widok aplikacji, zawierający górny pasek z zakładkami umożliwiającymi zmianę aktywnego widoku <text:span text:style-name="T1">i aktywny widok</text:span>. Domyślnie aktywna zakładka <text:span text:style-name="T1">(widok)</text:span> to <text:span text:style-name="T17">„Moje konto”</text:span>.</text:p>
            <text:p text:style-name="P50"/>
            <text:p text:style-name="P51">W górnym pasku znajdują się następujące elementy: ikony widoków <text:span text:style-name="T17">„Moje konto”</text:span><text:span text:style-name="T39">, </text:span><text:span text:style-name="T17">„</text:span><text:span text:style-name="T28">Notowania</text:span><text:span text:style-name="T17">”, „</text:span><text:span text:style-name="T28">Obserwowane</text:span><text:span text:style-name="T17">”, „</text:span><text:span text:style-name="T28">Statystyki</text:span><text:span text:style-name="T17">”, „</text:span><text:span text:style-name="T29">Opcje</text:span><text:span text:style-name="T17">” </text:span><text:span text:style-name="T40">oraz przycisk </text:span><text:span text:style-name="T30">ODŚWIEŻ</text:span><text:span text:style-name="T41">.</text:span><text:span text:style-name="T40"> </text:span></text:p>
          </table:table-cell>
          <table:table-cell table:style-name="Usecase_27_y.D2" office:value-type="string">
            <text:p text:style-name="P33">5</text:p>
          </table:table-cell>
        </table:table-row>
        <table:table-row>
          <table:table-cell table:style-name="Usecase_27_y.A2" office:value-type="string">
            <text:p text:style-name="P2">2</text:p>
          </table:table-cell>
          <table:table-cell table:style-name="Usecase_27_y.A2" office:value-type="string">
            <text:p text:style-name="P11">Dotknięcie ikony zakładki <text:span text:style-name="T17">„Notowania”</text:span> na górnym pasku</text:p>
          </table:table-cell>
          <table:table-cell table:style-name="Usecase_27_y.A2" office:value-type="string">
            <text:p text:style-name="P13">Aktywny widok zmienia się na <text:span text:style-name="T17">„</text:span><text:span text:style-name="T18">Notowania”</text:span><text:span text:style-name="T2">, zmiana wybranej aktywnej zakładki na górnym pasku.</text:span></text:p>
            <text:p text:style-name="P13"><text:span text:style-name="T2"/></text:p>
            <text:p text:style-name="P16"><text:span text:style-name="T2">W</text:span>idok <text:span text:style-name="T17">„Notowania”</text:span> zawiera posortowaną po nazwach listę firm wraz z ostatnią odczytaną ceną i wielkością zmiany (zielony kolor – wzrost, czerwony – spadek) <text:span text:style-name="T7">oraz przyciskiem </text:span><text:span text:style-name="T19">KUP</text:span>. <text:span text:style-name="T6">Każdy element listy jest hiperaktywny.</text:span></text:p>
          </table:table-cell>
          <table:table-cell table:style-name="Usecase_27_y.D2" office:value-type="string">
            <text:p text:style-name="P20">7</text:p>
          </table:table-cell>
        </table:table-row>
        <table:table-row>
          <table:table-cell table:style-name="Usecase_27_y.A2" office:value-type="string">
            <text:p text:style-name="P2">3</text:p>
          </table:table-cell>
          <table:table-cell table:style-name="Usecase_27_y.A2" office:value-type="string">
            <text:p text:style-name="P11">Dotknięcie ikony zakładki <text:span text:style-name="T17">„</text:span><text:span text:style-name="T20">Obserwowane</text:span><text:span text:style-name="T17">”</text:span> na górnym pasku</text:p>
          </table:table-cell>
          <table:table-cell table:style-name="Usecase_27_y.A2" office:value-type="string">
            <text:p text:style-name="P13">Aktywny widok zmienia się na <text:span text:style-name="T17">„</text:span><text:span text:style-name="T21">Obserwowane”</text:span><text:span text:style-name="T5">, zmiana wybranej aktywnej zakładki na górnym pasku.</text:span></text:p>
            <text:p text:style-name="P13"><text:span text:style-name="T5"/></text:p>
            <text:p text:style-name="P21"><text:span text:style-name="T5">W</text:span>idok <text:span text:style-name="T17">„Obserwowane”</text:span> wygląda identycznie jak widok <text:span text:style-name="T17">„Notowania”</text:span> z tym, że lista wyświetlanych elementów ograniczona jest do firm obserwowanych. </text:p>
          </table:table-cell>
          <table:table-cell table:style-name="Usecase_27_y.D2" office:value-type="string">
            <text:p text:style-name="P22">7</text:p>
          </table:table-cell>
        </table:table-row>
        <table:table-row>
          <table:table-cell table:style-name="Usecase_27_y.A2" office:value-type="string">
            <text:p text:style-name="P2">4</text:p>
          </table:table-cell>
          <table:table-cell table:style-name="Usecase_27_y.A2" office:value-type="string">
            <text:p text:style-name="P11">Dotknięcie ikony zakładki <text:span text:style-name="T17">„</text:span><text:span text:style-name="T20">Statystyki</text:span><text:span text:style-name="T17">”</text:span> na górnym pasku</text:p>
          </table:table-cell>
          <table:table-cell table:style-name="Usecase_27_y.A2" office:value-type="string">
            <text:p text:style-name="P13">Aktywny widok zmienia się na <text:span text:style-name="T17">„</text:span><text:span text:style-name="T21">Statystyki”</text:span><text:span text:style-name="T5">, zmiana wybranej aktywnej zakładki na górnym pasku.</text:span></text:p>
            <text:p text:style-name="P13"><text:soft-page-break/><text:span text:style-name="T5"/></text:p>
            <text:p text:style-name="P23"><text:span text:style-name="T5">W</text:span>idok <text:span text:style-name="T17">„Statystyki”</text:span> zawiera parę pól wyświetlających dane o grze gracza. Do danych wchodzą: liczba odrodzeń (restartów), największy zysk, największa strata, historia operacji. <text:span text:style-name="T9">Widok zawiera przycisk </text:span><text:span text:style-name="T23">RESTART</text:span><text:span text:style-name="T9">.</text:span></text:p>
          </table:table-cell>
          <table:table-cell table:style-name="Usecase_27_y.D2" office:value-type="string">
            <text:p text:style-name="P32">10</text:p>
          </table:table-cell>
        </table:table-row>
        <table:table-row>
          <table:table-cell table:style-name="Usecase_27_y.A2" office:value-type="string">
            <text:p text:style-name="P2">5</text:p>
          </table:table-cell>
          <table:table-cell table:style-name="Usecase_27_y.A2" office:value-type="string">
            <text:p text:style-name="P11">Dotknięcie ikony zakładki <text:span text:style-name="T17">„</text:span><text:span text:style-name="T20">Moje konto</text:span><text:span text:style-name="T17">”</text:span> na górnym pasku</text:p>
          </table:table-cell>
          <table:table-cell table:style-name="Usecase_27_y.A2" office:value-type="string">
            <text:p text:style-name="P13">Aktywny widok zmienia się na <text:span text:style-name="T17">„</text:span><text:span text:style-name="T22">Moje konto”</text:span><text:span text:style-name="T4">, zmiana wybranej aktywnej zakładki na górnym pasku.</text:span></text:p>
            <text:p text:style-name="P13"><text:span text:style-name="T4"/></text:p>
            <text:p text:style-name="P28"><text:span text:style-name="T4">W</text:span>idok „Moje konto” zawiera pola wyświetlające aktualną ilość wirtualnej gotówki posiadanej przez gracza, aktualną wartość akcji posiadanych przez gracza oraz, podobnie jak w widoku „Notowania”, listę firm z hiperaktywnymi elementami. Elementy ograniczają się do firm, których akcje gracz posiada.</text:p>
          </table:table-cell>
          <table:table-cell table:style-name="Usecase_27_y.D2" office:value-type="string">
            <text:p text:style-name="P31">7</text:p>
          </table:table-cell>
        </table:table-row>
        <table:table-row>
          <table:table-cell table:style-name="Usecase_27_y.A2" office:value-type="string">
            <text:p text:style-name="P2">6</text:p>
          </table:table-cell>
          <table:table-cell table:style-name="Usecase_27_y.A2" office:value-type="string">
            <text:p text:style-name="P11">Dotknięcie <text:span text:style-name="T3">przycisku </text:span><text:span text:style-name="T17">„</text:span><text:span text:style-name="T24">Odśwież</text:span><text:span text:style-name="T17">”</text:span> na górnym pasku</text:p>
          </table:table-cell>
          <table:table-cell table:style-name="Usecase_27_y.A2" office:value-type="string">
            <text:p text:style-name="P15"><text:span text:style-name="T2">P</text:span>obierane są aktualne ceny akcji ze strony GPW.</text:p>
          </table:table-cell>
          <table:table-cell table:style-name="Usecase_27_y.D2" office:value-type="string">
            <text:p text:style-name="P30"/>
          </table:table-cell>
        </table:table-row>
        <table:table-row>
          <table:table-cell table:style-name="Usecase_27_y.A2" office:value-type="string">
            <text:p text:style-name="P2">7</text:p>
          </table:table-cell>
          <table:table-cell table:style-name="Usecase_27_y.A2" office:value-type="string">
            <text:p text:style-name="P17">Dotknięcie elementu listy firm</text:p>
          </table:table-cell>
          <table:table-cell table:style-name="Usecase_27_y.A2" office:value-type="string">
            <text:p text:style-name="P18">Przejście do widoku <text:span text:style-name="T17">„Firmy”</text:span>, w którym można zobaczyć wykres ceny akcji z ostatniego miesiąca, aktualne dane i ilość kupionych akcji tej firmy. <text:span text:style-name="T8">Widok zawiera przycisk </text:span><text:span text:style-name="T25">KUP/SPRZEDAJ</text:span><text:span text:style-name="T8"> oraz przycisk </text:span><text:span text:style-name="T25">OBSERWUJ/STOP OBSERWUJ</text:span><text:span text:style-name="T8">.</text:span></text:p>
          </table:table-cell>
          <table:table-cell table:style-name="Usecase_27_y.D2" office:value-type="string">
            <text:p text:style-name="P26">8, 9</text:p>
          </table:table-cell>
        </table:table-row>
        <table:table-row>
          <table:table-cell table:style-name="Usecase_27_y.A2" office:value-type="string">
            <text:p text:style-name="P5">8</text:p>
          </table:table-cell>
          <table:table-cell table:style-name="Usecase_27_y.A2" office:value-type="string">
            <text:p text:style-name="P24">Dotknięcie przycisku <text:span text:style-name="T17">KUP/SPRZEDAJ</text:span>.</text:p>
          </table:table-cell>
          <table:table-cell table:style-name="Usecase_27_y.A2" office:value-type="string">
            <text:p text:style-name="P34">Powoduje pojawienie się dialogu umożliwiającego zakup lub sprzedaż wybranej ilości akcji. <text:span text:style-name="T10">Dodatkowo dialog wyświetla podstawowe informacje, takie jak: ilość posiadanych akcji, aktualny stan konta i aktualną cenę akcji. Dialog zawiera dwa przyciski – </text:span><text:span text:style-name="T26">KUP</text:span><text:span text:style-name="T10"> oraz </text:span><text:span text:style-name="T26">SPRZEDAJ</text:span><text:span text:style-name="T10">.</text:span></text:p>
          </table:table-cell>
          <table:table-cell table:style-name="Usecase_27_y.D2" office:value-type="string">
            <text:p text:style-name="P36">11</text:p>
          </table:table-cell>
        </table:table-row>
        <table:table-row>
          <table:table-cell table:style-name="Usecase_27_y.A2" office:value-type="string">
            <text:p text:style-name="P5">9</text:p>
          </table:table-cell>
          <table:table-cell table:style-name="Usecase_27_y.A2" office:value-type="string">
            <text:p text:style-name="P25">Dotknięcie przycisku <text:soft-page-break/><text:span text:style-name="T17">OBSERWUJ/</text:span><text:span text:style-name="T27">STOP OBSERWUJ</text:span>.</text:p>
          </table:table-cell>
          <table:table-cell table:style-name="Usecase_27_y.A2" office:value-type="string">
            <text:p text:style-name="P37">Powoduje dodanie lub usunięcie wybranej firmy z listy firm <text:soft-page-break/>obserwowanych, co zaskutkuje usunięciem jej z widoku <text:span text:style-name="T17">„Obserwowane”</text:span>.</text:p>
          </table:table-cell>
          <table:table-cell table:style-name="Usecase_27_y.D2" office:value-type="string">
            <text:p text:style-name="P19"/>
          </table:table-cell>
        </table:table-row>
        <table:table-row>
          <table:table-cell table:style-name="Usecase_27_y.A2" office:value-type="string">
            <text:p text:style-name="P5">10</text:p>
          </table:table-cell>
          <table:table-cell table:style-name="Usecase_27_y.A2" office:value-type="string">
            <text:p text:style-name="P27">Dotknięcie przycisku <text:span text:style-name="T17">RESTART</text:span>.</text:p>
          </table:table-cell>
          <table:table-cell table:style-name="Usecase_27_y.A2" office:value-type="string">
            <text:p text:style-name="P38">Powoduje pojawienie się dialogu proszącego o potwierdzenie. <text:span text:style-name="T11">W przypadku potwierdzenia resetowane są wszystkie obecnie zapamiętane dane. Ponadto konto gracza jest przywracane do stanu pierwotnego. Firmy obserwowane są nieruszane.</text:span></text:p>
          </table:table-cell>
          <table:table-cell table:style-name="Usecase_27_y.D2" office:value-type="string">
            <text:p text:style-name="P39">1<text:span text:style-name="T14">3</text:span></text:p>
          </table:table-cell>
        </table:table-row>
        <table:table-row>
          <table:table-cell table:style-name="Usecase_27_y.A2" office:value-type="string">
            <text:p text:style-name="P5">11</text:p>
          </table:table-cell>
          <table:table-cell table:style-name="Usecase_27_y.A2" office:value-type="string">
            <text:p text:style-name="P35">Przycisk <text:span text:style-name="T17">KUP</text:span></text:p>
          </table:table-cell>
          <table:table-cell table:style-name="Usecase_27_y.A2" office:value-type="string">
            <text:p text:style-name="P41">Powoduj<text:span text:style-name="T15">e</text:span> pojawienie <text:span text:style-name="T12">się dialogu proszącego o potwierdzenie. W przypadku potwierdzenia pieniądze odejmowane są z konta gracza w zamian za przypisanie do niego wybranej ilości akcji.</text:span></text:p>
          </table:table-cell>
          <table:table-cell table:style-name="Usecase_27_y.D2" office:value-type="string">
            <text:p text:style-name="P43">1<text:span text:style-name="T14">3</text:span></text:p>
          </table:table-cell>
        </table:table-row>
        <table:table-row>
          <table:table-cell table:style-name="Usecase_27_y.A2" office:value-type="string">
            <text:p text:style-name="P5">12</text:p>
          </table:table-cell>
          <table:table-cell table:style-name="Usecase_27_y.A2" office:value-type="string">
            <text:p text:style-name="P44"><text:span text:style-name="T13">P</text:span>rzycisk <text:span text:style-name="T17">SPRZEDAJ</text:span></text:p>
          </table:table-cell>
          <table:table-cell table:style-name="Usecase_27_y.A2" office:value-type="string">
            <text:p text:style-name="P42">Powoduj<text:span text:style-name="T15">e</text:span> pojawienie <text:span text:style-name="T12">się dialogu proszącego o potwierdzenie. W przypadku potwierdzenia wybrana ilość akcji odejmowana jest z konta gracza, który w zamian otrzymuje ich równowartość w gotówce.</text:span></text:p>
          </table:table-cell>
          <table:table-cell table:style-name="Usecase_27_y.D2" office:value-type="string">
            <text:p text:style-name="P45">13</text:p>
          </table:table-cell>
        </table:table-row>
        <table:table-row>
          <table:table-cell table:style-name="Usecase_27_y.A2" office:value-type="string">
            <text:p text:style-name="P5">13</text:p>
          </table:table-cell>
          <table:table-cell table:style-name="Usecase_27_y.A2" office:value-type="string">
            <text:p text:style-name="P40">Dialog potwierdz<text:span text:style-name="T13">ający</text:span></text:p>
          </table:table-cell>
          <table:table-cell table:style-name="Usecase_27_y.A2" office:value-type="string">
            <text:p text:style-name="P46">Dialog posiada dwa przyciski – TAK <text:span text:style-name="T16">i</text:span> NIE – <text:span text:style-name="T16">które potwierdzają i anulują ostatnią operację.</text:span></text:p>
          </table:table-cell>
          <table:table-cell table:style-name="Usecase_27_y.D2" office:value-type="string">
            <text:p text:style-name="P19"/>
          </table:table-cell>
        </table:table-row>
        <table:table-row>
          <table:table-cell table:style-name="Usecase_27_y.A2" office:value-type="string">
            <text:p text:style-name="P6">14</text:p>
          </table:table-cell>
          <table:table-cell table:style-name="Usecase_27_y.A2" office:value-type="string">
            <text:p text:style-name="P47">Przesunięcie palcem w lewo w głównym widoku aplikacji.</text:p>
          </table:table-cell>
          <table:table-cell table:style-name="Usecase_27_y.A2" office:value-type="string">
            <text:p text:style-name="P48">Powoduje zmianę aktywnego widoku na <text:span text:style-name="T36">widok odpowiadający </text:span>pierwsz<text:span text:style-name="T36">ej ikonie</text:span> z prawej strony ikony <text:span text:style-name="T36">aktywnego widoku</text:span> w pasku górnym. <text:span text:style-name="T37">W przypadku, gdy taka ikona nie istnieje nic się nie dzieje.</text:span></text:p>
          </table:table-cell>
          <table:table-cell table:style-name="Usecase_27_y.D2" office:value-type="string">
            <text:p text:style-name="P49">2,3,4,5</text:p>
          </table:table-cell>
        </table:table-row>
        <table:table-row>
          <table:table-cell table:style-name="Usecase_27_y.A2" office:value-type="string">
            <text:p text:style-name="P6">15</text:p>
          </table:table-cell>
          <table:table-cell table:style-name="Usecase_27_y.A2" office:value-type="string">
            <text:p text:style-name="P47">Przesunięcie palcem w <text:span text:style-name="T35">prawo</text:span> w głównym widoku aplikacji.</text:p>
          </table:table-cell>
          <table:table-cell table:style-name="Usecase_27_y.A2" office:value-type="string">
            <text:p text:style-name="P48">Powoduje zmianę aktywnego widoku na <text:span text:style-name="T36">widok odpowiadający </text:span>pierwsz<text:span text:style-name="T36">ej ikonie</text:span> z <text:span text:style-name="T38">lewe</text:span>j strony ikony <text:span text:style-name="T36">aktywnego widoku</text:span> w pasku górnym. <text:span text:style-name="T37">W przypadku, gdy taka ikona nie istnieje nic się nie dzieje.</text:span></text:p>
          </table:table-cell>
          <table:table-cell table:style-name="Usecase_27_y.D2" office:value-type="string">
            <text:p text:style-name="P49">2,3,4,5</text:p>
          </table:table-cell>
        </table:table-row>
        <table:table-row>
          <table:table-cell table:style-name="Usecase_27_y.A2" office:value-type="string">
            <text:p text:style-name="P7">16</text:p>
          </table:table-cell>
          <table:table-cell table:style-name="Usecase_27_y.A2" office:value-type="string">
            <text:p text:style-name="P12">Dotknięcie ikony zakładki <text:span text:style-name="T17">„</text:span><text:span text:style-name="T31">Opcje</text:span><text:span text:style-name="T17">”</text:span> na górnym pasku.</text:p>
          </table:table-cell>
          <table:table-cell table:style-name="Usecase_27_y.A2" office:value-type="string">
            <text:p text:style-name="P14">Aktywny widok zmienia się na <text:span text:style-name="T17">„</text:span><text:span text:style-name="T32">Opcje</text:span><text:span text:style-name="T22">”</text:span><text:span text:style-name="T4">, zmiana wybranej aktywnej zakładki na górnym pasku.</text:span></text:p>
            <text:p text:style-name="P14"/>
            <text:p text:style-name="P29"><text:soft-page-break/><text:span text:style-name="T4">W</text:span>idok „<text:span text:style-name="T33">Opcje</text:span>” <text:span text:style-name="T45">zawiera listę konfigurowalnych opcji umożlliwiących zmianę pewnych elementów aplikacji. Jednym z elementów listy jest pole </text:span><text:span text:style-name="T43">otwierające widok </text:span><text:span text:style-name="T45">„</text:span><text:span text:style-name="T34">Synchronzacja”</text:span><text:span text:style-name="T42">.</text:span></text:p>
          </table:table-cell>
          <table:table-cell table:style-name="Usecase_27_y.D2" office:value-type="string">
            <text:p text:style-name="P52">17</text:p>
          </table:table-cell>
        </table:table-row>
        <table:table-row>
          <table:table-cell table:style-name="Usecase_27_y.A2" office:value-type="string">
            <text:p text:style-name="P8">17</text:p>
          </table:table-cell>
          <table:table-cell table:style-name="Usecase_27_y.A2" office:value-type="string">
            <text:p text:style-name="P53">Dotknięcie pola otwierającego widok <text:span text:style-name="T17">„Synchronizacja”</text:span><text:span text:style-name="T39">.</text:span></text:p>
          </table:table-cell>
          <table:table-cell table:style-name="Usecase_27_y.A2" office:value-type="string">
            <text:p text:style-name="P54">Pojawia się widok <text:span text:style-name="T17">„Synchronizacja”</text:span><text:span text:style-name="T39">, który umożliwia wykrycie aktywynych komputerów z działającą aplikacją. </text:span><text:span text:style-name="T44">Każdy wykryty komputer jest hiperaktywnym elementem listy.</text:span></text:p>
          </table:table-cell>
          <table:table-cell table:style-name="Usecase_27_y.D2" office:value-type="string">
            <text:p text:style-name="P55">18</text:p>
          </table:table-cell>
        </table:table-row>
        <table:table-row>
          <table:table-cell table:style-name="Usecase_27_y.A2" office:value-type="string">
            <text:p text:style-name="P9">18</text:p>
          </table:table-cell>
          <table:table-cell table:style-name="Usecase_27_y.A2" office:value-type="string">
            <text:p text:style-name="P56">Wybranie komputera do synchronizacji</text:p>
          </table:table-cell>
          <table:table-cell table:style-name="Usecase_27_y.A2" office:value-type="string">
            <text:p text:style-name="P57">Na ekranie urządzenia wyświetla się dialog ilustrujący postęp synchronizacji.</text:p>
            <text:p text:style-name="P57"/>
            <text:p text:style-name="P58">W trakcie synchronizacji następuje wymiana wszystkich danych zapisanych na urządzeniu <text:span text:style-name="T46">z danymi zapisanymi na komputerze. </text:span></text:p>
            <text:p text:style-name="P58"/>
            <text:p text:style-name="P58"><text:span text:style-name="T46">Po synchronizacji oba urządzenia zawierają najbardziej aktualne dane.</text:span></text:p>
          </table:table-cell>
          <table:table-cell table:style-name="Usecase_27_y.D2" office:value-type="string">
            <text:p text:style-name="P5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39:07.780660683</meta:creation-date>
    <dc:date>2013-10-23T13:42:15.642332935</dc:date>
    <meta:editing-duration>PT59M36S</meta:editing-duration>
    <meta:editing-cycles>118</meta:editing-cycles>
    <meta:generator>LibreOffice/4.1.2.3$Linux_X86_64 LibreOffice_project/410m0$Build-3</meta:generator>
    <meta:document-statistic meta:table-count="1" meta:image-count="0" meta:object-count="0" meta:page-count="4" meta:paragraph-count="80" meta:word-count="659" meta:character-count="4792" meta:non-whitespace-character-count="4205"/>
  </office:meta>
</office:document-meta>
</file>